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rel-width="100%" table:align="left" style:writing-mode="lr-tb"/>
    </style:style>
    <style:style style:name="Table3.A" style:family="table-column">
      <style:table-column-properties style:rel-column-width="13106*"/>
    </style:style>
    <style:style style:name="Table3.C" style:family="table-column">
      <style:table-column-properties style:rel-column-width="13107*"/>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E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2" style:family="table">
      <style:table-properties style:width="6.925in" style:rel-width="100%" table:align="left" style:writing-mode="lr-tb"/>
    </style:style>
    <style:style style:name="Table2.A" style:family="table-column">
      <style:table-column-properties style:column-width="0.7688in" style:rel-column-width="1107*"/>
    </style:style>
    <style:style style:name="Table2.B" style:family="table-column">
      <style:table-column-properties style:column-width="0.7694in" style:rel-column-width="1108*"/>
    </style:style>
    <style:style style:name="Table2.F" style:family="table-column">
      <style:table-column-properties style:column-width="0.7118in" style:rel-column-width="1025*"/>
    </style:style>
    <style:style style:name="Table2.G" style:family="table-column">
      <style:table-column-properties style:column-width="0.8833in" style:rel-column-width="1272*"/>
    </style:style>
    <style:style style:name="Table2.H" style:family="table-column">
      <style:table-column-properties style:column-width="0.7132in" style:rel-column-width="1027*"/>
    </style:style>
    <style:style style:name="Table2.I" style:family="table-column">
      <style:table-column-properties style:column-width="0.7701in" style:rel-column-width="1109*"/>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I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409in" table:align="right" style:writing-mode="lr-tb"/>
    </style:style>
    <style:style style:name="Table5.A" style:family="table-column">
      <style:table-column-properties style:column-width="0.866in"/>
    </style:style>
    <style:style style:name="Table5.B" style:family="table-column">
      <style:table-column-properties style:column-width="1.391in"/>
    </style:style>
    <style:style style:name="Table5.C" style:family="table-column">
      <style:table-column-properties style:column-width="1.3826in"/>
    </style:style>
    <style:style style:name="Table5.D" style:family="table-column">
      <style:table-column-properties style:column-width="1.3819in"/>
    </style:style>
    <style:style style:name="Table5.E" style:family="table-column">
      <style:table-column-properties style:column-width="1.3875in"/>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E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4" style:family="table">
      <style:table-properties style:width="6.925in" table:align="margins" style:writing-mode="lr-tb"/>
    </style:style>
    <style:style style:name="Table4.A" style:family="table-column">
      <style:table-column-properties style:column-width="1.1653in" style:rel-column-width="11027*"/>
    </style:style>
    <style:style style:name="Table4.B" style:family="table-column">
      <style:table-column-properties style:column-width="5.7597in" style:rel-column-width="545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0.9896in" style:rel-column-width="9362*"/>
    </style:style>
    <style:style style:name="Table6.D" style:family="table-column">
      <style:table-column-properties style:column-width="3.9569in" style:rel-column-width="37449*"/>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6.B3" style:family="table-cell" style:data-style-name="N0">
      <style:table-cell-properties fo:padding="0.0382in" fo:border-left="0.0007in solid #000000" fo:border-right="none"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0.9896in" style:rel-column-width="9362*"/>
    </style:style>
    <style:style style:name="Table7.G" style:family="table-column">
      <style:table-column-properties style:column-width="0.9896in" style:rel-column-width="9363*"/>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7.B3" style:family="table-cell" style:data-style-name="N0">
      <style:table-cell-properties fo:padding="0.0382in" fo:border-left="0.0007in solid #000000" fo:border-right="none" fo:border-top="none" fo:border-bottom="0.0007in solid #000000"/>
    </style:style>
    <style:style style:name="Table3" style:family="table">
      <style:table-properties style:rel-width="100%" table:align="left" style:writing-mode="lr-tb"/>
    </style:style>
    <style:style style:name="Table3.A" style:family="table-column">
      <style:table-column-properties style:rel-column-width="13106*"/>
    </style:style>
    <style:style style:name="Table3.C" style:family="table-column">
      <style:table-column-properties style:rel-column-width="13107*"/>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E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Standard" style:list-style-name="L1">
      <style:paragraph-properties fo:margin-left="0.5in" fo:margin-right="0in" fo:text-indent="0in" style:auto-text-indent="false"/>
    </style:style>
    <style:style style:name="P3" style:family="paragraph" style:parent-style-name="Standard">
      <style:paragraph-properties fo:margin-left="0.5in" fo:margin-right="0in" fo:text-indent="0in" style:auto-text-indent="false"/>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Table_20_Heading">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paragraph-properties fo:margin-left="0.5in" fo:margin-right="0in" fo:text-indent="0in" style:auto-text-indent="false"/>
    </style:style>
    <style:style style:name="P20" style:family="paragraph" style:parent-style-name="Standard" style:list-style-name="L1">
      <style:paragraph-properties fo:margin-left="0.5in" fo:margin-right="0in" fo:text-indent="0in" style:auto-text-indent="false"/>
    </style:style>
    <style:style style:name="P21" style:family="paragraph" style:parent-style-name="Heading_20_1" style:master-page-name="First_20_Page">
      <style:paragraph-properties style:page-number="auto"/>
    </style:style>
    <style:style style:name="P22" style:family="paragraph" style:parent-style-name="Text_20_body" style:list-style-name="L1">
      <style:paragraph-properties fo:margin-top="0in" fo:margin-bottom="0in"/>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text-position="33% 80%"/>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8" style:family="text">
      <style:text-properties style:text-position="33% 80%"/>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03813888" text:id="ct503813888">
          <text:insertion>
            <office:change-info>
              <dc:creator>Bob Jacobsen</dc:creator>
              <dc:date>2011-09-10T23:13:00</dc:date>
            </office:change-info>
          </text:insertion>
        </text:changed-region>
        <text:changed-region xml:id="ct299262640" text:id="ct299262640">
          <text:insertion>
            <office:change-info>
              <dc:creator>Bob Jacobsen</dc:creator>
              <dc:date>2011-09-10T23:10:00</dc:date>
            </office:change-info>
          </text:insertion>
        </text:changed-region>
        <text:changed-region xml:id="ct504327984" text:id="ct504327984">
          <text:deletion>
            <office:change-info>
              <dc:creator>Bob Jacobsen</dc:creator>
              <dc:date>2011-09-10T23:10:00</dc:date>
            </office:change-info>
            <text:p text:style-name="Standard">The primary form is a 16-bit number.</text:p>
            <text:p text:style-name="Standard"/>
          </text:deletion>
        </text:changed-region>
        <text:changed-region xml:id="ct157141184" text:id="ct157141184">
          <text:insertion>
            <office:change-info>
              <dc:creator>Bob Jacobsen</dc:creator>
              <dc:date>2011-09-10T23:11:00</dc:date>
            </office:change-info>
          </text:insertion>
        </text:changed-region>
        <text:changed-region xml:id="ct299833760" text:id="ct299833760">
          <text:deletion>
            <office:change-info>
              <dc:creator>Bob Jacobsen</dc:creator>
              <dc:date>2011-09-10T23:13:00</dc:date>
            </office:change-info>
            <text:p text:style-name="Standard"/>
            <text:p text:style-name="Standard"/>
          </text:deletion>
        </text:changed-region>
        <text:changed-region xml:id="ct544819584" text:id="ct544819584">
          <text:insertion>
            <office:change-info>
              <dc:creator>Bob Jacobsen</dc:creator>
              <dc:date>2011-09-10T23:07:00</dc:date>
            </office:change-info>
          </text:insertion>
        </text:changed-region>
        <text:changed-region xml:id="ct156246432" text:id="ct156246432">
          <text:insertion>
            <office:change-info>
              <dc:creator>Bob Jacobsen</dc:creator>
              <dc:date>2011-09-10T23:10:00</dc:date>
            </office:change-info>
          </text:insertion>
        </text:changed-region>
        <text:changed-region xml:id="ct304956096" text:id="ct304956096">
          <text:insertion>
            <office:change-info>
              <dc:creator>Bob Jacobsen</dc:creator>
              <dc:date>2011-09-10T23:07:00</dc:date>
            </office:change-info>
          </text:insertion>
        </text:changed-region>
        <text:changed-region xml:id="ct299533056" text:id="ct299533056">
          <text:insertion>
            <office:change-info>
              <dc:creator>Bob Jacobsen</dc:creator>
              <dc:date>2011-09-10T23:08:00</dc:date>
            </office:change-info>
          </text:insertion>
        </text:changed-region>
        <text:changed-region xml:id="ct299376304" text:id="ct299376304">
          <text:insertion>
            <office:change-info>
              <dc:creator>Bob Jacobsen</dc:creator>
              <dc:date>2011-09-10T23:09:00</dc:date>
            </office:change-info>
          </text:insertion>
        </text:changed-region>
        <text:changed-region xml:id="ct545155072" text:id="ct545155072">
          <text:deletion>
            <office:change-info>
              <dc:creator>Bob Jacobsen</dc:creator>
              <dc:date>2011-09-10T23:08:00</dc:date>
            </office:change-info>
            <text:p text:style-name="Standard">We've chosen to allocate bit fields to make decoding simpler; if possible, aligned on nibble boundaries to make it easy to read as hexadecimal numbers. </text:p>
          </text:deletion>
        </text:changed-region>
        <text:changed-region xml:id="ct299658096" text:id="ct299658096">
          <text:deletion>
            <office:change-info>
              <dc:creator>Bob Jacobsen</dc:creator>
              <dc:date>2011-09-10T21:27:00</dc:date>
            </office:change-info>
            <text:p text:style-name="Standard"/>
            <text:list xml:id="list49530482" text:style-name="L1">
              <text:list-item>
                <text:p text:style-name="P1">The two most-significant bits are reserved as 00; nodes must send and check that value.</text:p>
              </text:list-item>
              <text:list-item>
                <text:p text:style-name="P1">The next bit is used to indicate unaddressed messages meant for “simple” or minimal nodes. A 1 in this bit means that these simple nodes can ignore this message. A 0 in this bit means that <text:span text:style-name="T1">the</text:span> simple nodes should process the message.<text:line-break/>This is meant to speed processing of some message types. <text:s/>The decision as to whether a particular message type is of interest to the notional “simple” node is left to the actual protocol definition, found elsewhere. <text:s/>This bit is reserved to 1 for addressed messages, as a message specifically delivered to a node should be processed.</text:p>
              </text:list-item>
              <text:list-item>
                <text:p text:style-name="P1">The next bit, <text:span text:style-name="T1">the least significant of the top nibble, is</text:span> reserved as 1; nodes must send and check that value.</text:p>
              </text:list-item>
              <text:list-item>
                <text:p text:style-name="P1">The next eight bits form a specific message number. This also has some substructure:</text:p>
              </text:list-item>
              <text:list-item>
                <text:p text:style-name="P2">The most significant bit is reserved as 0; nodes must send and check that value.</text:p>
              </text:list-item>
              <text:list-item>
                <text:p text:style-name="P2">The next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item>
                <text:p text:style-name="P2">The next bit is reserved as 0; nodes must send and check that value.</text:p>
              </text:list-item>
              <text:list-item>
                <text:p text:style-name="P2">The next 4 bits, forming the low nibble, are used to indicate the specific message within a priority group.</text:p>
              </text:list-item>
              <text:list-item>
                <text:p text:style-name="P1">The bottom nibble is interpreted as flags that define the structure and format of the message type.</text:p>
              </text:list-item>
              <text:list-item>
                <text:p text:style-name="P2">The most significant bit is reserved as 0; nodes much send and check that value.</text:p>
              </text:list-item>
              <text:list-item>
                <text:p text:style-name="P2">The 2<text:span text:style-name="T2">nd</text:span> from-least-significant bit indicates that this message carries a destination node address (DID) when set to 1. Setting 0 means that the message is globally addressed. If a Destination Node ID (DID) is present, it is at a specific location in the message content.</text:p>
              </text:list-item>
              <text:list-item>
                <text:p text:style-name="P2">The next-to-least-significant bit indicates this message carries a P/C Event ID field when set to 1. Setting 0 means that the message does not carry a P/C event ID. If a P/C Event ID is present, it is at a specific location in the message content.</text:p>
              </text:list-item>
              <text:list-item>
                <text:p text:style-name="P2">The least-significant bit when set to 1 indicates this message carries a flag byte after the DID and/or EID determined by the above bits. The low bits of that byte can be relocated for some wire protocols, see e.g. the definition of the CAN wire protocol.</text:p>
              </text:list-item>
            </text:list>
            <text:p text:style-name="P3">These flags allow nodes to do simple decoding of messages with MTIs that they don't recognize, perhaps because they were defined after the node was created. <text:s/></text:p>
            <text:p text:style-name="Standard"/>
          </text:deletion>
        </text:changed-region>
        <text:changed-region xml:id="ct299610864" text:id="ct299610864">
          <text:deletion>
            <office:change-info>
              <dc:creator>Bob Jacobsen</dc:creator>
              <dc:date>2011-09-10T23:07:00</dc:date>
            </office:change-info>
            <text:p text:style-name="Standard">To allocate them, however, having a systematic pattern to the values can be more useful.</text:p>
          </text:deletion>
        </text:changed-region>
        <text:changed-region xml:id="ct299519680" text:id="ct299519680">
          <text:deletion>
            <office:change-info>
              <dc:creator>Bob Jacobsen</dc:creator>
              <dc:date>2011-09-10T23:08:00</dc:date>
            </office:change-info>
            <text:p text:style-name="Standard"/>
            <text:p text:style-name="Standard"/>
          </text:deletion>
        </text:changed-region>
        <text:changed-region xml:id="ct544820416" text:id="ct544820416">
          <text:deletion>
            <office:change-info>
              <dc:creator>Bob Jacobsen</dc:creator>
              <dc:date>2011-09-10T23:07:00</dc:date>
            </office:change-info>
            <text:p text:style-name="Standard">Many nodes will treat MTIs as magic 16-bit numbers, just comparing them for equality to specific values of interest. <text:s/>That's a perfectly fine implementation strategy.</text:p>
          </text:deletion>
        </text:changed-region>
        <text:changed-region xml:id="ct299285024" text:id="ct299285024">
          <text:insertion>
            <office:change-info>
              <dc:creator>Bob Jacobsen</dc:creator>
              <dc:date>2011-09-10T22:09:00</dc:date>
            </office:change-info>
          </text:insertion>
        </text:changed-region>
        <text:changed-region xml:id="ct503418480" text:id="ct503418480">
          <text:insertion>
            <office:change-info>
              <dc:creator>Bob Jacobsen</dc:creator>
              <dc:date>2011-09-10T21:28:00</dc:date>
            </office:change-info>
          </text:insertion>
        </text:changed-region>
        <text:changed-region xml:id="ct299476880" text:id="ct299476880">
          <text:insertion>
            <office:change-info>
              <dc:creator>Bob Jacobsen</dc:creator>
              <dc:date>2011-09-10T21:12:00</dc:date>
            </office:change-info>
          </text:insertion>
        </text:changed-region>
        <text:changed-region xml:id="ct544255520" text:id="ct544255520">
          <text:deletion>
            <office:change-info>
              <dc:creator>Bob Jacobsen</dc:creator>
              <dc:date>2011-09-10T22:10:00</dc:date>
            </office:change-info>
            <text:p text:style-name="Table_20_Contents"/>
            <text:p text:style-name="Table_20_Contents"/>
          </text:deletion>
        </text:changed-region>
        <text:changed-region xml:id="ct299320656" text:id="ct299320656">
          <text:insertion>
            <office:change-info>
              <dc:creator>Bob Jacobsen</dc:creator>
              <dc:date>2011-09-10T22:10:00</dc:date>
            </office:change-info>
          </text:insertion>
        </text:changed-region>
        <text:changed-region xml:id="ct544858736" text:id="ct544858736">
          <text:deletion>
            <office:change-info>
              <dc:creator>Bob Jacobsen</dc:creator>
              <dc:date>2011-09-10T21:30:00</dc:date>
            </office:change-info>
            <text:p text:style-name="Table_20_Contents">simple</text:p>
          </text:deletion>
        </text:changed-region>
        <text:changed-region xml:id="ct299314544" text:id="ct299314544">
          <text:deletion>
            <office:change-info>
              <dc:creator>Bob Jacobsen</dc:creator>
              <dc:date>2011-09-10T21:30:00</dc:date>
            </office:change-info>
            <text:p text:style-name="Table_20_Contents">de can skip</text:p>
          </text:deletion>
        </text:changed-region>
        <text:changed-region xml:id="ct299449376" text:id="ct299449376">
          <text:insertion>
            <office:change-info>
              <dc:creator>Bob Jacobsen</dc:creator>
              <dc:date>2011-09-10T21:30:00</dc:date>
            </office:change-info>
          </text:insertion>
        </text:changed-region>
        <text:changed-region xml:id="ct493049808" text:id="ct493049808">
          <text:deletion>
            <office:change-info>
              <dc:creator>Bob Jacobsen</dc:creator>
              <dc:date>2011-09-10T22:10:00</dc:date>
            </office:change-info>
            <text:p text:style-name="Table_20_Contents"/>
            <text:p text:style-name="Table_20_Contents"/>
          </text:deletion>
        </text:changed-region>
        <text:changed-region xml:id="ct304970912" text:id="ct304970912">
          <text:insertion>
            <office:change-info>
              <dc:creator>Bob Jacobsen</dc:creator>
              <dc:date>2011-09-10T22:10:00</dc:date>
            </office:change-info>
          </text:insertion>
        </text:changed-region>
        <text:changed-region xml:id="ct504199600" text:id="ct504199600">
          <text:deletion>
            <office:change-info>
              <dc:creator>Bob Jacobsen</dc:creator>
              <dc:date>2011-09-10T22:10:00</dc:date>
            </office:change-info>
            <text:p text:style-name="Table_20_Contents"/>
            <text:p text:style-name="Table_20_Contents"/>
          </text:deletion>
        </text:changed-region>
        <text:changed-region xml:id="ct299544000" text:id="ct299544000">
          <text:insertion>
            <office:change-info>
              <dc:creator>Bob Jacobsen</dc:creator>
              <dc:date>2011-09-10T22:10:00</dc:date>
            </office:change-info>
          </text:insertion>
        </text:changed-region>
        <text:changed-region xml:id="ct299595312" text:id="ct299595312">
          <text:deletion>
            <office:change-info>
              <dc:creator>Bob Jacobsen</dc:creator>
              <dc:date>2011-09-10T22:11:00</dc:date>
            </office:change-info>
            <text:p text:style-name="Table_20_Contents"><text:s/></text:p>
          </text:deletion>
        </text:changed-region>
        <text:changed-region xml:id="ct493077392" text:id="ct493077392">
          <text:deletion>
            <office:change-info>
              <dc:creator>Bob Jacobsen</dc:creator>
              <dc:date>2011-09-10T21:31:00</dc:date>
            </office:change-info>
            <text:p text:style-name="Table_20_Contents">means</text:p>
          </text:deletion>
        </text:changed-region>
        <text:changed-region xml:id="ct290768016" text:id="ct290768016">
          <text:deletion>
            <office:change-info>
              <dc:creator>Bob Jacobsen</dc:creator>
              <dc:date>2011-09-10T21:30:00</dc:date>
            </office:change-info>
            <text:p text:style-name="Table_20_Contents">means</text:p>
          </text:deletion>
        </text:changed-region>
        <text:changed-region xml:id="ct290768480" text:id="ct290768480">
          <text:deletion>
            <office:change-info>
              <dc:creator>Bob Jacobsen</dc:creator>
              <dc:date>2011-09-10T22:11:00</dc:date>
            </office:change-info>
            <text:p text:style-name="Table_20_Contents"><text:s/></text:p>
          </text:deletion>
        </text:changed-region>
        <text:changed-region xml:id="ct158279376" text:id="ct158279376">
          <text:deletion>
            <office:change-info>
              <dc:creator>Bob Jacobsen</dc:creator>
              <dc:date>2011-09-10T21:30:00</dc:date>
            </office:change-info>
            <text:p text:style-name="Table_20_Contents">means</text:p>
          </text:deletion>
        </text:changed-region>
        <text:changed-region xml:id="ct545216400" text:id="ct545216400">
          <text:insertion>
            <office:change-info>
              <dc:creator>Bob Jacobsen</dc:creator>
              <dc:date>2011-09-10T21:27:00</dc:date>
            </office:change-info>
          </text:insertion>
        </text:changed-region>
        <text:changed-region xml:id="ct299229248" text:id="ct299229248">
          <text:insertion>
            <office:change-info>
              <dc:creator>Bob Jacobsen</dc:creator>
              <dc:date>2011-09-10T21:47:00</dc:date>
            </office:change-info>
          </text:insertion>
        </text:changed-region>
        <text:changed-region xml:id="ct299494112" text:id="ct299494112">
          <text:insertion>
            <office:change-info>
              <dc:creator>Bob Jacobsen</dc:creator>
              <dc:date>2011-09-10T21:48:00</dc:date>
            </office:change-info>
          </text:insertion>
        </text:changed-region>
        <text:changed-region xml:id="ct503323824" text:id="ct503323824">
          <text:deletion>
            <office:change-info>
              <dc:creator>Bob Jacobsen</dc:creator>
              <dc:date>2011-09-10T22:14:00</dc:date>
            </office:change-info>
            <text:p text:style-name="P3"/>
            <text:p text:style-name="P3"/>
          </text:deletion>
        </text:changed-region>
        <text:changed-region xml:id="ct299708816" text:id="ct299708816">
          <text:deletion>
            <office:change-info>
              <dc:creator>Bob Jacobsen</dc:creator>
              <dc:date>2011-09-10T22:08:00</dc:date>
            </office:change-info>
            <text:p text:style-name="P3"/>
            <text:p text:style-name="P3">Specific values are allocated and documented in the separate worksheet. We keep them in just that one place to avoid conflicting updates.</text:p>
          </text:deletion>
        </text:changed-region>
        <text:changed-region xml:id="ct504308992" text:id="ct504308992">
          <text:deletion>
            <office:change-info>
              <dc:creator>Bob Jacobsen</dc:creator>
              <dc:date>2011-09-10T22:07:00</dc:date>
            </office:change-info>
            <text:p text:style-name="P3"/>
            <text:p text:style-name="P3">Message Number byte (8 bits) layout:</text:p>
            <table:table table:name="Table3" table:style-name="Table3">
              <table:table-column table:style-name="Table3.A" table:number-columns-repeated="2"/>
              <table:table-column table:style-name="Table3.C"/>
              <table:table-column table:style-name="Table3.A"/>
              <table:table-column table:style-name="Table3.C"/>
              <table:table-row>
                <table:table-cell table:style-name="Table3.A1" office:value-type="string">
                  <text:p text:style-name="Table_20_Heading">Field</text:p>
                </table:table-cell>
                <table:table-cell table:style-name="Table3.A1" office:value-type="string">
                  <text:p text:style-name="Table_20_Contents">Reserved</text:p>
                </table:table-cell>
                <table:table-cell table:style-name="Table3.A1" office:value-type="string">
                  <text:p text:style-name="Table_20_Contents">Static priority groups</text:p>
                </table:table-cell>
                <table:table-cell table:style-name="Table3.A1" office:value-type="string">
                  <text:p text:style-name="Table_20_Contents">Reserved</text:p>
                  <text:p text:style-name="Table_20_Contents">(send and check)</text:p>
                </table:table-cell>
                <table:table-cell table:style-name="Table3.E1" office:value-type="string">
                  <text:p text:style-name="Table_20_Contents">Specific type</text:p>
                </table:table-cell>
              </table:table-row>
              <table:table-row>
                <table:table-cell table:style-name="Table3.A2" office:value-type="string">
                  <text:p text:style-name="Table_20_Heading">Size &amp; location (within 8-bit field)</text:p>
                </table:table-cell>
                <table:table-cell table:style-name="Table3.A2" office:value-type="string">
                  <text:p text:style-name="Table_20_Contents">1 bit</text:p>
                  <text:p text:style-name="Table_20_Contents">0x80</text:p>
                </table:table-cell>
                <table:table-cell table:style-name="Table3.A2" office:value-type="string">
                  <text:p text:style-name="Table_20_Contents">2 bits</text:p>
                  <text:p text:style-name="Table_20_Contents">0x60</text:p>
                </table:table-cell>
                <table:table-cell table:style-name="Table3.A2" office:value-type="string">
                  <text:p text:style-name="Table_20_Contents">1 bit</text:p>
                  <text:p text:style-name="Table_20_Contents">0x10</text:p>
                </table:table-cell>
                <table:table-cell table:style-name="Table3.E2" office:value-type="string">
                  <text:p text:style-name="Table_20_Contents">4 bits</text:p>
                  <text:p text:style-name="Table_20_Contents">0x0F</text:p>
                </table:table-cell>
              </table:table-row>
              <table:table-row>
                <table:table-cell table:style-name="Table3.A2" office:value-type="string">
                  <text:p text:style-name="Table_20_Heading">Value(s)</text:p>
                </table:table-cell>
                <table:table-cell table:style-name="Table3.A2" office:value-type="string">
                  <text:p text:style-name="Table_20_Contents">0 </text:p>
                  <text:p text:style-name="Table_20_Contents">(send and check)</text:p>
                </table:table-cell>
                <table:table-cell table:style-name="Table3.A2" office:value-type="string">
                  <text:p text:style-name="Table_20_Contents">0 to 3</text:p>
                  <text:p text:style-name="Table_20_Contents">0 goes first, 3 last if priority processing is present</text:p>
                </table:table-cell>
                <table:table-cell table:style-name="Table3.A2" office:value-type="string">
                  <text:p text:style-name="Table_20_Contents">0</text:p>
                  <text:p text:style-name="Table_20_Contents">(send and check)</text:p>
                </table:table-cell>
                <table:table-cell table:style-name="Table3.E2" office:value-type="string">
                  <text:p text:style-name="Table_20_Contents">See spreadsheet for values &amp; meanings</text:p>
                </table:table-cell>
              </table:table-row>
            </table:table>
            <text:p text:style-name="P3"/>
          </text:deletion>
        </text:changed-region>
        <text:changed-region xml:id="ct544716528" text:id="ct544716528">
          <text:insertion>
            <office:change-info>
              <dc:creator>Bob Jacobsen</dc:creator>
              <dc:date>2011-07-30T15:51:00</dc:date>
            </office:change-info>
          </text:insertion>
        </text:changed-region>
        <text:changed-region xml:id="ct299319680" text:id="ct299319680">
          <text:insertion>
            <office:change-info>
              <dc:creator>Bob Jacobsen</dc:creator>
              <dc:date>2011-09-10T22:16:00</dc:date>
            </office:change-info>
          </text:insertion>
        </text:changed-region>
        <text:changed-region xml:id="ct545153360" text:id="ct545153360">
          <text:deletion>
            <office:change-info>
              <dc:creator>Bob Jacobsen</dc:creator>
              <dc:date>2011-09-10T22:15:00</dc:date>
            </office:change-info>
            <text:p text:style-name="Standard">.</text:p>
          </text:deletion>
        </text:changed-region>
        <text:changed-region xml:id="ct544994240" text:id="ct544994240">
          <text:insertion>
            <office:change-info>
              <dc:creator>Bob Jacobsen</dc:creator>
              <dc:date>2011-09-10T22:15:00</dc:date>
            </office:change-info>
          </text:insertion>
        </text:changed-region>
        <text:changed-region xml:id="ct299562016" text:id="ct299562016">
          <text:deletion>
            <office:change-info>
              <dc:creator>Bob Jacobsen</dc:creator>
              <dc:date>2011-09-10T22:16:00</dc:date>
            </office:change-info>
            <text:p text:style-name="Standard"/>
            <text:p text:style-name="Standard">MTI information is carried in a different format on CAN links to increase bandwidth efficiency, simplify decoding in small processors, and permit use of hardware filtering.</text:p>
          </text:deletion>
        </text:changed-region>
        <text:changed-region xml:id="ct158294656" text:id="ct158294656">
          <text:insertion>
            <office:change-info>
              <dc:creator>Bob Jacobsen</dc:creator>
              <dc:date>2011-09-10T22:16:00</dc:date>
            </office:change-info>
          </text:insertion>
        </text:changed-region>
        <text:changed-region xml:id="ct449932432" text:id="ct449932432">
          <text:insertion>
            <office:change-info>
              <dc:creator>Bob Jacobsen</dc:creator>
              <dc:date>2011-09-10T22:17:00</dc:date>
            </office:change-info>
          </text:insertion>
        </text:changed-region>
        <text:changed-region xml:id="ct449932560" text:id="ct449932560">
          <text:insertion>
            <office:change-info>
              <dc:creator>Bob Jacobsen</dc:creator>
              <dc:date>2011-09-10T23:40:00</dc:date>
            </office:change-info>
          </text:insertion>
        </text:changed-region>
        <text:changed-region xml:id="ct471233632" text:id="ct471233632">
          <text:insertion>
            <office:change-info>
              <dc:creator>Bob Jacobsen</dc:creator>
              <dc:date>2011-09-10T23:37:00</dc:date>
            </office:change-info>
          </text:insertion>
        </text:changed-region>
        <text:changed-region xml:id="ct471040144" text:id="ct471040144">
          <text:insertion>
            <office:change-info>
              <dc:creator>Bob Jacobsen</dc:creator>
              <dc:date>2011-09-10T23:37:00</dc:date>
            </office:change-info>
          </text:insertion>
        </text:changed-region>
        <text:changed-region xml:id="ct313740240" text:id="ct313740240">
          <text:insertion>
            <office:change-info>
              <dc:creator>Bob Jacobsen</dc:creator>
              <dc:date>2011-09-10T23:37:00</dc:date>
            </office:change-info>
          </text:insertion>
        </text:changed-region>
        <text:changed-region xml:id="ct471241680" text:id="ct471241680">
          <text:insertion>
            <office:change-info>
              <dc:creator>Bob Jacobsen</dc:creator>
              <dc:date>2011-09-10T23:41:00</dc:date>
            </office:change-info>
          </text:insertion>
        </text:changed-region>
        <text:changed-region xml:id="ct471444720" text:id="ct471444720">
          <text:insertion>
            <office:change-info>
              <dc:creator>Bob Jacobsen</dc:creator>
              <dc:date>2011-09-10T23:37:00</dc:date>
            </office:change-info>
          </text:insertion>
        </text:changed-region>
        <text:changed-region xml:id="ct471160592" text:id="ct471160592">
          <text:insertion>
            <office:change-info>
              <dc:creator>Bob Jacobsen</dc:creator>
              <dc:date>2011-09-10T23:37:00</dc:date>
            </office:change-info>
          </text:insertion>
        </text:changed-region>
        <text:changed-region xml:id="ct471347712" text:id="ct471347712">
          <text:insertion>
            <office:change-info>
              <dc:creator>Bob Jacobsen</dc:creator>
              <dc:date>2011-09-10T23:42:00</dc:date>
            </office:change-info>
          </text:insertion>
        </text:changed-region>
        <text:changed-region xml:id="ct470918608" text:id="ct470918608">
          <text:insertion>
            <office:change-info>
              <dc:creator>Bob Jacobsen</dc:creator>
              <dc:date>2011-09-10T23:37:00</dc:date>
            </office:change-info>
          </text:insertion>
        </text:changed-region>
        <text:changed-region xml:id="ct313592272" text:id="ct313592272">
          <text:insertion>
            <office:change-info>
              <dc:creator>Bob Jacobsen</dc:creator>
              <dc:date>2011-09-10T23:42:00</dc:date>
            </office:change-info>
          </text:insertion>
        </text:changed-region>
        <text:changed-region xml:id="ct314423792" text:id="ct314423792">
          <text:insertion>
            <office:change-info>
              <dc:creator>Bob Jacobsen</dc:creator>
              <dc:date>2011-09-10T23:53:00</dc:date>
            </office:change-info>
          </text:insertion>
        </text:changed-region>
        <text:changed-region xml:id="ct314319408" text:id="ct314319408">
          <text:insertion>
            <office:change-info>
              <dc:creator>Bob Jacobsen</dc:creator>
              <dc:date>2011-09-10T23:37:00</dc:date>
            </office:change-info>
          </text:insertion>
        </text:changed-region>
        <text:changed-region xml:id="ct471264752" text:id="ct471264752">
          <text:insertion>
            <office:change-info>
              <dc:creator>Bob Jacobsen</dc:creator>
              <dc:date>2011-09-10T23:37:00</dc:date>
            </office:change-info>
          </text:insertion>
        </text:changed-region>
        <text:changed-region xml:id="ct544812752" text:id="ct544812752">
          <text:insertion>
            <office:change-info>
              <dc:creator>Bob Jacobsen</dc:creator>
              <dc:date>2011-09-10T23:37:00</dc:date>
            </office:change-info>
          </text:insertion>
        </text:changed-region>
        <text:changed-region xml:id="ct545157040" text:id="ct545157040">
          <text:insertion>
            <office:change-info>
              <dc:creator>Bob Jacobsen</dc:creator>
              <dc:date>2011-09-10T23:42:00</dc:date>
            </office:change-info>
          </text:insertion>
        </text:changed-region>
        <text:changed-region xml:id="ct492927344" text:id="ct492927344">
          <text:insertion>
            <office:change-info>
              <dc:creator>Bob Jacobsen</dc:creator>
              <dc:date>2011-09-10T23:41:00</dc:date>
            </office:change-info>
          </text:insertion>
        </text:changed-region>
        <text:changed-region xml:id="ct504003296" text:id="ct504003296">
          <text:insertion>
            <office:change-info>
              <dc:creator>Bob Jacobsen</dc:creator>
              <dc:date>2011-09-10T23:41:00</dc:date>
            </office:change-info>
          </text:insertion>
        </text:changed-region>
        <text:changed-region xml:id="ct299494896" text:id="ct299494896">
          <text:insertion>
            <office:change-info>
              <dc:creator>Bob Jacobsen</dc:creator>
              <dc:date>2011-09-10T23:41:00</dc:date>
            </office:change-info>
          </text:insertion>
        </text:changed-region>
        <text:changed-region xml:id="ct504308848" text:id="ct504308848">
          <text:insertion>
            <office:change-info>
              <dc:creator>Bob Jacobsen</dc:creator>
              <dc:date>2011-09-10T23:41:00</dc:date>
            </office:change-info>
          </text:insertion>
        </text:changed-region>
        <text:changed-region xml:id="ct503450704" text:id="ct503450704">
          <text:insertion>
            <office:change-info>
              <dc:creator>Bob Jacobsen</dc:creator>
              <dc:date>2011-09-10T23:41:00</dc:date>
            </office:change-info>
          </text:insertion>
        </text:changed-region>
        <text:changed-region xml:id="ct299834816" text:id="ct299834816">
          <text:insertion>
            <office:change-info>
              <dc:creator>Bob Jacobsen</dc:creator>
              <dc:date>2011-09-10T23:41:00</dc:date>
            </office:change-info>
          </text:insertion>
        </text:changed-region>
        <text:changed-region xml:id="ct504191280" text:id="ct504191280">
          <text:insertion>
            <office:change-info>
              <dc:creator>Bob Jacobsen</dc:creator>
              <dc:date>2011-09-10T23:41:00</dc:date>
            </office:change-info>
          </text:insertion>
        </text:changed-region>
        <text:changed-region xml:id="ct471389072" text:id="ct471389072">
          <text:insertion>
            <office:change-info>
              <dc:creator>Bob Jacobsen</dc:creator>
              <dc:date>2011-09-10T23:41:00</dc:date>
            </office:change-info>
          </text:insertion>
        </text:changed-region>
        <text:changed-region xml:id="ct314171040" text:id="ct314171040">
          <text:insertion>
            <office:change-info>
              <dc:creator>Bob Jacobsen</dc:creator>
              <dc:date>2011-09-10T23:41:00</dc:date>
            </office:change-info>
          </text:insertion>
        </text:changed-region>
        <text:changed-region xml:id="ct471393984" text:id="ct471393984">
          <text:insertion>
            <office:change-info>
              <dc:creator>Bob Jacobsen</dc:creator>
              <dc:date>2011-09-10T23:41:00</dc:date>
            </office:change-info>
          </text:insertion>
        </text:changed-region>
        <text:changed-region xml:id="ct471071920" text:id="ct471071920">
          <text:insertion>
            <office:change-info>
              <dc:creator>Bob Jacobsen</dc:creator>
              <dc:date>2011-09-10T23:41:00</dc:date>
            </office:change-info>
          </text:insertion>
        </text:changed-region>
        <text:changed-region xml:id="ct313597088" text:id="ct313597088">
          <text:insertion>
            <office:change-info>
              <dc:creator>Bob Jacobsen</dc:creator>
              <dc:date>2011-09-10T23:41:00</dc:date>
            </office:change-info>
          </text:insertion>
        </text:changed-region>
        <text:changed-region xml:id="ct313963792" text:id="ct313963792">
          <text:insertion>
            <office:change-info>
              <dc:creator>Bob Jacobsen</dc:creator>
              <dc:date>2011-09-10T23:41:00</dc:date>
            </office:change-info>
          </text:insertion>
        </text:changed-region>
        <text:changed-region xml:id="ct290768320" text:id="ct290768320">
          <text:insertion>
            <office:change-info>
              <dc:creator>Bob Jacobsen</dc:creator>
              <dc:date>2011-09-10T23:41:00</dc:date>
            </office:change-info>
          </text:insertion>
        </text:changed-region>
        <text:changed-region xml:id="ct268052160" text:id="ct268052160">
          <text:insertion>
            <office:change-info>
              <dc:creator>Bob Jacobsen</dc:creator>
              <dc:date>2011-09-10T23:41:00</dc:date>
            </office:change-info>
          </text:insertion>
        </text:changed-region>
        <text:changed-region xml:id="ct450014400" text:id="ct450014400">
          <text:insertion>
            <office:change-info>
              <dc:creator>Bob Jacobsen</dc:creator>
              <dc:date>2011-09-10T23:41:00</dc:date>
            </office:change-info>
          </text:insertion>
        </text:changed-region>
        <text:changed-region xml:id="ct450652736" text:id="ct450652736">
          <text:insertion>
            <office:change-info>
              <dc:creator>Bob Jacobsen</dc:creator>
              <dc:date>2011-09-10T23:41:00</dc:date>
            </office:change-info>
          </text:insertion>
        </text:changed-region>
        <text:changed-region xml:id="ct450652896" text:id="ct450652896">
          <text:insertion>
            <office:change-info>
              <dc:creator>Bob Jacobsen</dc:creator>
              <dc:date>2011-09-10T23:41:00</dc:date>
            </office:change-info>
          </text:insertion>
        </text:changed-region>
        <text:changed-region xml:id="ct450653056" text:id="ct450653056">
          <text:insertion>
            <office:change-info>
              <dc:creator>Bob Jacobsen</dc:creator>
              <dc:date>2011-09-10T23:41:00</dc:date>
            </office:change-info>
          </text:insertion>
        </text:changed-region>
        <text:changed-region xml:id="ct450653216" text:id="ct450653216">
          <text:insertion>
            <office:change-info>
              <dc:creator>Bob Jacobsen</dc:creator>
              <dc:date>2011-09-10T23:41:00</dc:date>
            </office:change-info>
          </text:insertion>
        </text:changed-region>
        <text:changed-region xml:id="ct450653376" text:id="ct450653376">
          <text:insertion>
            <office:change-info>
              <dc:creator>Bob Jacobsen</dc:creator>
              <dc:date>2011-09-10T23:51:00</dc:date>
            </office:change-info>
          </text:insertion>
        </text:changed-region>
        <text:changed-region xml:id="ct450653536" text:id="ct450653536">
          <text:insertion>
            <office:change-info>
              <dc:creator>Bob Jacobsen</dc:creator>
              <dc:date>2011-09-10T23:51:00</dc:date>
            </office:change-info>
          </text:insertion>
        </text:changed-region>
        <text:changed-region xml:id="ct450654048" text:id="ct450654048">
          <text:insertion>
            <office:change-info>
              <dc:creator>Bob Jacobsen</dc:creator>
              <dc:date>2011-09-10T23:41:00</dc:date>
            </office:change-info>
          </text:insertion>
        </text:changed-region>
        <text:changed-region xml:id="ct450654144" text:id="ct450654144">
          <text:insertion>
            <office:change-info>
              <dc:creator>Bob Jacobsen</dc:creator>
              <dc:date>2011-09-10T23:51:00</dc:date>
            </office:change-info>
          </text:insertion>
        </text:changed-region>
        <text:changed-region xml:id="ct450654480" text:id="ct450654480">
          <text:insertion>
            <office:change-info>
              <dc:creator>Bob Jacobsen</dc:creator>
              <dc:date>2011-09-10T23:52:00</dc:date>
            </office:change-info>
          </text:insertion>
        </text:changed-region>
        <text:changed-region xml:id="ct450653920" text:id="ct450653920">
          <text:insertion>
            <office:change-info>
              <dc:creator>Bob Jacobsen</dc:creator>
              <dc:date>2011-07-30T10: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OpenLCB messages carry a Message Type Indicator (MTI) field to indicate their type. <text:change-start text:change-id="ct503813888"/>Many nodes will treat MTIs as magic 16-bit numbers, just comparing them for equality to specific values of interest. <text:s/>That's a perfectly fine node implementation strategy. <text:change-end text:change-id="ct503813888"/><text:change-start text:change-id="ct299262640"/></text:p>
      <text:p text:style-name="Standard"><text:change-end text:change-id="ct299262640"/><text:change text:change-id="ct504327984"/>This note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7">understand</text:span> the material in this document.</text:p></text:note-body></text:note>. <text:change-start text:change-id="ct157141184"/>We keep them in just that one place to avoid conflicting updates. <text:change-end text:change-id="ct157141184"/>Those allocations are normative. The discussion in this note is not normative on OpenLCB users or node developers, but does describe the methods that are to be used for allocating new MTI values for new OpenLCB message and protocol types.<text:change text:change-id="ct299833760"/><text:change-start text:change-id="ct544819584"/></text:p>
      <text:p text:style-name="Standard"><text:change-end text:change-id="ct544819584"/><text:change-start text:change-id="ct156246432"/>The primary MTI form is a 16-bit number. <text:change-end text:change-id="ct156246432"/>MTI information may be carried in different formats for different wire protocols. These are documented in the same spreadsheet, and discussed in separate sections below. <text:change-start text:change-id="ct304956096"/></text:p>
      <text:p text:style-name="Standard">To allocate specific MTI values, having a systematic pattern to the values can be more useful. <text:change-end text:change-id="ct304956096"/><text:change-start text:change-id="ct299533056"/></text:p>
      <text:p text:style-name="Standard">We've chosen to allocate bit fields to make decoding simpler; if possible, aligned on nibble boundaries to make it easy to read as hexadecimal numbers. We've also used a mix of bit-fields and individual flag bits to increase compatibility when additional MTI values are defined later.<text:change-end text:change-id="ct299533056"/><text:change-start text:change-id="ct299376304"/></text:p>
      <text:p text:style-name="Standard">There are two basic approaches to identify classes of message types, such as “addressed” vs “global” messages.</text:p>
      <text:list xml:id="list1582840239" text:style-name="L2">
        <text:list-item>
          <text:p text:style-name="P18">Use a dedicated bit field to distinguish the types, e.g. 1 indicates addressed and 0 means global.</text:p>
        </text:list-item>
        <text:list-item>
          <text:p text:style-name="P18">Encode in the type number, e.g. “A (addressed) is 1”, “B (addressed) is 2”, “C (global) is 3”,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MTI value was defined. For example, a gateway can determine whether a message is global or addressed to a particular node, even if the MTI was defined after the node was built.</text:p>
      <text:p text:style-name="Standard"/>
      <text:p text:style-name="Standard"><text:change-end text:change-id="ct299376304"/></text:p>
      <text:h text:style-name="Heading_20_1" text:outline-level="1"><text:soft-page-break/>Common MTI Values</text:h>
      <text:p text:style-name="Standard"><text:change text:change-id="ct545155072"/><text:change text:change-id="ct299658096"/><text:change text:change-id="ct299610864"/><text:change text:change-id="ct299519680"/><text:change text:change-id="ct544820416"/><text:change-start text:change-id="ct299285024"/>Common <text:change-end text:change-id="ct299285024"/>MTI layout:</text:p>
      <table:table table:name="Table2" table:style-name="Table2">
        <table:table-column table:style-name="Table2.A"/>
        <table:table-column table:style-name="Table2.B" table:number-columns-repeated="4"/>
        <table:table-column table:style-name="Table2.F"/>
        <table:table-column table:style-name="Table2.G"/>
        <table:table-column table:style-name="Table2.H"/>
        <table:table-column table:style-name="Table2.I"/>
        <table:table-row>
          <table:table-cell table:style-name="Table2.A1" office:value-type="string">
            <text:p text:style-name="Table_20_Heading">Field</text:p>
          </table:table-cell>
          <table:table-cell table:style-name="Table2.A1" office:value-type="string">
            <text:p text:style-name="Table_20_Contents">Reserved</text:p>
          </table:table-cell>
          <table:table-cell table:style-name="Table2.A1" office:value-type="string">
            <text:p text:style-name="Table_20_Contents">Simple Node flag</text:p>
          </table:table-cell>
          <table:table-cell table:style-name="Table2.A1" office:value-type="string">
            <text:p text:style-name="Table_20_Contents">Reserved</text:p>
          </table:table-cell>
          <table:table-cell table:style-name="Table2.A1" office:value-type="string">
            <text:p text:style-name="Table_20_Contents">Message <text:change-start text:change-id="ct503418480"/>Type <text:change-end text:change-id="ct503418480"/>Number</text:p>
          </table:table-cell>
          <table:table-cell table:style-name="Table2.A1" office:value-type="string">
            <text:p text:style-name="Table_20_Contents">Reserved</text:p>
            <text:p text:style-name="Table_20_Contents"/>
          </table:table-cell>
          <table:table-cell table:style-name="Table2.A1" office:value-type="string">
            <text:p text:style-name="Table_20_Contents">Dest ID flag</text:p>
          </table:table-cell>
          <table:table-cell table:style-name="Table2.A1" office:value-type="string">
            <text:p text:style-name="Table_20_Contents">Event ID flag</text:p>
          </table:table-cell>
          <table:table-cell table:style-name="Table2.I1" office:value-type="string">
            <text:p text:style-name="Table_20_Contents">Flag Byte flag</text:p>
          </table:table-cell>
        </table:table-row>
        <table:table-row>
          <table:table-cell table:style-name="Table2.A2" office:value-type="string">
            <text:p text:style-name="Table_20_Heading">Size &amp; location<text:change-start text:change-id="ct299476880"/> mask<text:change-end text:change-id="ct299476880"/></text:p>
          </table:table-cell>
          <table:table-cell table:style-name="Table2.A2" office:value-type="string">
            <text:p text:style-name="Table_20_Contents">2 bits</text:p>
            <text:p text:style-name="Table_20_Contents">0xC000</text:p>
          </table:table-cell>
          <table:table-cell table:style-name="Table2.A2" office:value-type="string">
            <text:p text:style-name="Table_20_Contents">1 bit</text:p>
            <text:p text:style-name="Table_20_Contents">0x2000</text:p>
          </table:table-cell>
          <table:table-cell table:style-name="Table2.A2" office:value-type="string">
            <text:p text:style-name="Table_20_Contents">1 bit</text:p>
            <text:p text:style-name="Table_20_Contents">0x1000</text:p>
          </table:table-cell>
          <table:table-cell table:style-name="Table2.A2" office:value-type="string">
            <text:p text:style-name="Table_20_Contents">8 bits</text:p>
            <text:p text:style-name="Table_20_Contents">0x0FF0</text:p>
          </table:table-cell>
          <table:table-cell table:style-name="Table2.A2" office:value-type="string">
            <text:p text:style-name="Table_20_Contents">1 bit</text:p>
            <text:p text:style-name="Table_20_Contents">0x0008</text:p>
          </table:table-cell>
          <table:table-cell table:style-name="Table2.A2" office:value-type="string">
            <text:p text:style-name="Table_20_Contents">1 bit</text:p>
            <text:p text:style-name="Table_20_Contents">0x0004</text:p>
          </table:table-cell>
          <table:table-cell table:style-name="Table2.A2" office:value-type="string">
            <text:p text:style-name="Table_20_Contents">1 bit</text:p>
            <text:p text:style-name="Table_20_Contents">0x0002</text:p>
          </table:table-cell>
          <table:table-cell table:style-name="Table2.I2" office:value-type="string">
            <text:p text:style-name="Table_20_Contents">1 bit</text:p>
            <text:p text:style-name="Table_20_Contents">0x0001</text:p>
          </table:table-cell>
        </table:table-row>
        <table:table-row>
          <table:table-cell table:style-name="Table2.A2" office:value-type="string">
            <text:p text:style-name="Table_20_Heading">Value(s)</text:p>
          </table:table-cell>
          <table:table-cell table:style-name="Table2.A2" office:value-type="string">
            <text:p text:style-name="Table_20_Contents">0<text:change text:change-id="ct544255520"/><text:change-start text:change-id="ct299320656"/> <text:change-end text:change-id="ct299320656"/>(send and check)</text:p>
          </table:table-cell>
          <table:table-cell table:style-name="Table2.A2" office:value-type="string">
            <text:p text:style-name="Table_20_Contents">0 means for simple node, 1 means <text:change text:change-id="ct544858736"/><text:s/>no<text:change text:change-id="ct299314544"/><text:change-start text:change-id="ct299449376"/>t<text:change-end text:change-id="ct299449376"/></text:p>
          </table:table-cell>
          <table:table-cell table:style-name="Table2.A2" office:value-type="string">
            <text:p text:style-name="Table_20_Contents">1<text:change text:change-id="ct493049808"/><text:change-start text:change-id="ct304970912"/> <text:change-end text:change-id="ct304970912"/>(send and check)</text:p>
          </table:table-cell>
          <table:table-cell table:style-name="Table2.A2" office:value-type="string">
            <text:p text:style-name="Table_20_Contents">See below</text:p>
          </table:table-cell>
          <table:table-cell table:style-name="Table2.A2" office:value-type="string">
            <text:p text:style-name="Table_20_Contents">0<text:change text:change-id="ct504199600"/><text:change-start text:change-id="ct299544000"/> <text:change-end text:change-id="ct299544000"/>(send and check)</text:p>
          </table:table-cell>
          <table:table-cell table:style-name="Table2.A2" office:value-type="string">
            <text:p text:style-name="Table_20_Contents">1 means Destination ID present, 0 <text:change text:change-id="ct299595312"/><text:change text:change-id="ct493077392"/>not present</text:p>
          </table:table-cell>
          <table:table-cell table:style-name="Table2.A2" office:value-type="string">
            <text:p text:style-name="Table_20_Contents">1 means Event ID present, 0<text:change text:change-id="ct290768016"/><text:change text:change-id="ct290768480"/> not present</text:p>
          </table:table-cell>
          <table:table-cell table:style-name="Table2.I2" office:value-type="string">
            <text:p text:style-name="Table_20_Contents">0 means flag byte present, 1 <text:change text:change-id="ct158279376"/><text:s/>not present</text:p>
          </table:table-cell>
        </table:table-row>
      </table:table>
      <text:p text:style-name="Text_20_body"><text:change-start text:change-id="ct545216400"/></text:p>
      <text:list xml:id="list2116165138" text:continue-list="list49530482" text:style-name="L1">
        <text:list-item>
          <text:p text:style-name="P1">The two most-significant bits are reserved as 00; nodes must send and check that value.</text:p>
        </text:list-item>
        <text:list-item>
          <text:p text:style-name="P1">The next bit is used to indicate messages meant for “simple” or minimal nodes. A 1 in this bit means that these simple nodes can ignore this message. A 0 in this bit means that <text:span text:style-name="T1">the</text:span> simple nodes should process the message. See the Simple Node Protocol Description TN for more information. This bit is reserved to 0 for all addressed message types, as a message specifically delivered to a node should be processed.</text:p>
        </text:list-item>
        <text:list-item>
          <text:p text:style-name="P1">The next bit, <text:span text:style-name="T1">the least significant of the top nibble, is</text:span> reserved as 1; nodes must send and check that value.</text:p>
        </text:list-item>
        <text:list-item>
          <text:p text:style-name="P1">The next eight bits form a specific message type number. This has substructure:</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Heading">Field</text:p>
          </table:table-cell>
          <table:table-cell table:style-name="Table5.A1" office:value-type="string">
            <text:p text:style-name="Table_20_Contents">Reserved</text:p>
          </table:table-cell>
          <table:table-cell table:style-name="Table5.A1" office:value-type="string">
            <text:p text:style-name="Table_20_Contents">Static priority groups</text:p>
          </table:table-cell>
          <table:table-cell table:style-name="Table5.A1" office:value-type="string">
            <text:p text:style-name="Table_20_Contents">Reserved</text:p>
            <text:p text:style-name="Table_20_Contents">(send and check)</text:p>
          </table:table-cell>
          <table:table-cell table:style-name="Table5.E1" office:value-type="string">
            <text:p text:style-name="Table_20_Contents">Specific type</text:p>
          </table:table-cell>
        </table:table-row>
        <table:table-row>
          <table:table-cell table:style-name="Table5.A2" office:value-type="string">
            <text:p text:style-name="Table_20_Heading">Size &amp; location (within 8-bit field)</text:p>
          </table:table-cell>
          <table:table-cell table:style-name="Table5.A2" office:value-type="string">
            <text:p text:style-name="Table_20_Contents">1 bit</text:p>
            <text:p text:style-name="Table_20_Contents">0x80</text:p>
          </table:table-cell>
          <table:table-cell table:style-name="Table5.A2" office:value-type="string">
            <text:p text:style-name="Table_20_Contents">2 bits</text:p>
            <text:p text:style-name="Table_20_Contents">0x60</text:p>
          </table:table-cell>
          <table:table-cell table:style-name="Table5.A2" office:value-type="string">
            <text:p text:style-name="Table_20_Contents">1 bit</text:p>
            <text:p text:style-name="Table_20_Contents">0x10</text:p>
          </table:table-cell>
          <table:table-cell table:style-name="Table5.E2" office:value-type="string">
            <text:p text:style-name="Table_20_Contents">4 bits</text:p>
            <text:p text:style-name="Table_20_Contents">0x0F</text:p>
          </table:table-cell>
        </table:table-row>
        <table:table-row>
          <table:table-cell table:style-name="Table5.A2" office:value-type="string">
            <text:p text:style-name="Table_20_Heading">Value(s)</text:p>
          </table:table-cell>
          <table:table-cell table:style-name="Table5.A2" office:value-type="string">
            <text:p text:style-name="Table_20_Contents">0 </text:p>
            <text:p text:style-name="Table_20_Contents">(send and check)</text:p>
          </table:table-cell>
          <table:table-cell table:style-name="Table5.A2" office:value-type="string">
            <text:p text:style-name="Table_20_Contents">0 to 3</text:p>
            <text:p text:style-name="Table_20_Contents">0 goes first, 3 last if priority processing is <text:soft-page-break/>present</text:p>
          </table:table-cell>
          <table:table-cell table:style-name="Table5.A2" office:value-type="string">
            <text:p text:style-name="Table_20_Contents">0</text:p>
            <text:p text:style-name="Table_20_Contents">(send and check)</text:p>
          </table:table-cell>
          <table:table-cell table:style-name="Table5.E2" office:value-type="string">
            <text:p text:style-name="Table_20_Contents">See spreadsheet for values &amp; meanings</text:p>
          </table:table-cell>
        </table:table-row>
      </table:table>
      <text:list xml:id="list2060579053" text:continue-numbering="true" text:style-name="L1">
        <text:list-header>
          <text:p text:style-name="P22"/>
        </text:list-header>
        <text:list-item>
          <text:p text:style-name="P2">The most significant bit is reserved as 0; nodes must send and check that value.</text:p>
        </text:list-item>
        <text:list-item>
          <text:p text:style-name="P2">The next two of these are used to form static priority groups. A 0 bit is considered to have more priority (can be processed first), a 1 bit less priority (can be processed later). The MSB makes a larger statement about priority than the LSB of these two. Priority processing is permitted but not required. The priority group bits are part of the overall message type.</text:p>
        </text:list-item>
        <text:list-item>
          <text:p text:style-name="P2">The next bit is reserved as 0; nodes must send and check that value.</text:p>
        </text:list-item>
        <text:list-item>
          <text:p text:style-name="P2">The next 4 bits, forming the low nibble, are used to indicate the specific message type within a priority group.</text:p>
        </text:list-item>
        <text:list-item>
          <text:p text:style-name="P1">The bottom nibble of <text:span text:style-name="T1">the</text:span> MTI is interpreted as flags that define the structure and format of the message type.</text:p>
        </text:list-item>
        <text:list-item>
          <text:p text:style-name="P2">The most significant bit is reserved as 0; nodes must send and check that value.</text:p>
        </text:list-item>
        <text:list-item>
          <text:p text:style-name="P2">The 2<text:span text:style-name="T2">nd</text:span> from-least-significant bit when set to 1 indicates that this is an addressed message that carries a destination node address (DID). Setting 0 means that the message is globally addressed. If a Destination Node ID (DID) is present, it is at a specific location in the message content.</text:p>
        </text:list-item>
        <text:list-item>
          <text:p text:style-name="P2">The next-to-least-significant bit indicates this message carries a P/C Event ID field when set to 1. Setting 0 means that the message does not carry a P/C event ID. If a P/C Event ID is present, it is at a specific location in the message content.</text:p>
        </text:list-item>
        <text:list-item>
          <text:p text:style-name="P2">The least-significant bit when set to 1 indicates this message carries a flag byte after the DID and/or EID determined by the above bits. The low bits of that byte can be relocated for some wire protocols, see e.g. the definition of the CAN wire protocol.</text:p>
        </text:list-item>
      </text:list>
      <text:p text:style-name="P3">These flags allow nodes to do simple decoding of messages with MTIs that they don't recognize, perhaps because they were defined after the node was created. <text:s/><text:change-end text:change-id="ct545216400"/><text:change-start text:change-id="ct299229248"/>For example, gateways can use this to <text:change-end text:change-id="ct299229248"/><text:change-start text:change-id="ct299494112"/>control routing of messages that they don't understand, perhaps because they were defined after the gateway was developed.<text:change-end text:change-id="ct299494112"/><text:change text:change-id="ct503323824"/><text:change text:change-id="ct299708816"/><text:change text:change-id="ct504308992"/><text:change-start text:change-id="ct544716528"/></text:p>
      <text:h text:style-name="Heading_20_1" text:outline-level="1"><text:change-end text:change-id="ct544716528"/>CAN MTI Considerations</text:h>
      <text:p text:style-name="Standard"><text:change-start text:change-id="ct299319680"/>MTI information is carried in a different format on CAN links to increase bandwidth efficiency, simplify decoding in small processors, and permit use of hardware filtering.</text:p>
      <text:p text:style-name="Standard"><text:change-end text:change-id="ct299319680"/>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text:change text:change-id="ct545153360"/><text:change-start text:change-id="ct544994240"/>, see below.<text:change-end text:change-id="ct544994240"/><text:change text:change-id="ct299562016"/></text:p>
      <text:p text:style-name="Standard"><text:soft-page-break/>Standard MTIs are mapped to one of seven types:</text:p>
      <table:table table:name="Table4" table:style-name="Table4">
        <table:table-column table:style-name="Table4.A"/>
        <table:table-column table:style-name="Table4.B"/>
        <table:table-header-rows>
          <table:table-row>
            <table:table-cell table:style-name="Table4.A1" office:value-type="string">
              <text:p text:style-name="P12">Type</text:p>
            </table:table-cell>
            <table:table-cell table:style-name="Table4.B1" office:value-type="string">
              <text:p text:style-name="Table_20_Heading">Meaning</text:p>
            </table:table-cell>
          </table:table-row>
        </table:table-header-rows>
        <table:table-row>
          <table:table-cell table:style-name="Table4.A2" office:value-type="float" office:value="0">
            <text:p text:style-name="P13">0</text:p>
          </table:table-cell>
          <table:table-cell table:style-name="Table4.B2" office:value-type="string">
            <text:p text:style-name="Table_20_Contents">Unaddressed MTI for simple nodes</text:p>
          </table:table-cell>
        </table:table-row>
        <table:table-row>
          <table:table-cell table:style-name="Table4.A2" office:value-type="float" office:value="1">
            <text:p text:style-name="P13">1</text:p>
          </table:table-cell>
          <table:table-cell table:style-name="Table4.B2" office:value-type="string">
            <text:p text:style-name="Table_20_Contents">Unaddressed MTI for non-simple nodes</text:p>
          </table:table-cell>
        </table:table-row>
        <table:table-row>
          <table:table-cell table:style-name="Table4.A2" office:value-type="float" office:value="2">
            <text:p text:style-name="P13">2</text:p>
          </table:table-cell>
          <table:table-cell table:style-name="Table4.B2" office:value-type="string">
            <text:p text:style-name="Table_20_Contents">(Reserved<text:change-start text:change-id="ct158294656"/> for 16-bit MTI format<text:change-end text:change-id="ct158294656"/>, not used)</text:p>
          </table:table-cell>
        </table:table-row>
        <table:table-row>
          <table:table-cell table:style-name="Table4.A2" office:value-type="float" office:value="3">
            <text:p text:style-name="P13">3</text:p>
          </table:table-cell>
          <table:table-cell table:style-name="Table4.B2" office:value-type="string">
            <text:p text:style-name="Table_20_Contents">(Reserved, not used)</text:p>
          </table:table-cell>
        </table:table-row>
        <table:table-row>
          <table:table-cell table:style-name="Table4.A2" office:value-type="float" office:value="4">
            <text:p text:style-name="P13">4</text:p>
          </table:table-cell>
          <table:table-cell table:style-name="Table4.B2" office:value-type="string">
            <text:p text:style-name="Table_20_Contents">Datagram not-last segment</text:p>
          </table:table-cell>
        </table:table-row>
        <table:table-row>
          <table:table-cell table:style-name="Table4.A2" office:value-type="float" office:value="5">
            <text:p text:style-name="P13">5</text:p>
          </table:table-cell>
          <table:table-cell table:style-name="Table4.B2" office:value-type="string">
            <text:p text:style-name="Table_20_Contents">Datagram last segment</text:p>
          </table:table-cell>
        </table:table-row>
        <table:table-row>
          <table:table-cell table:style-name="Table4.A2" office:value-type="float" office:value="6">
            <text:p text:style-name="P13">6</text:p>
          </table:table-cell>
          <table:table-cell table:style-name="Table4.B2" office:value-type="string">
            <text:p text:style-name="Table_20_Contents">Addressed MTI other than datagram or stream</text:p>
          </table:table-cell>
        </table:table-row>
        <table:table-row>
          <table:table-cell table:style-name="Table4.A2" office:value-type="float" office:value="7">
            <text:p text:style-name="P13">7</text:p>
          </table:table-cell>
          <table:table-cell table:style-name="Table4.B2" office:value-type="string">
            <text:p text:style-name="Table_20_Contents">Stream Data</text:p>
          </table:table-cell>
        </table:table-row>
      </table:table>
      <text:p text:style-name="Standard"/>
      <text:p text:style-name="Standard">The bit coding of this has been chosen to use the “4” bit to indicate <text:span text:style-name="T1">that a destination address is present, directly mapping to the “Destination ID present” bit in the full MTI.</text:span></text:p>
      <text:p text:style-name="Standard">The 4, 5 (Datagram) and 7 (Stream Data) values are special cases chosen for efficient processing of large amounts of data on CAN. <text:s/>Most MTIs will map to 0, 1 or 6.</text:p>
      <text:p text:style-name="Standard">The 0 vs 1 values map directly to the “Simple Node flag” in the full MTI.</text:p>
      <text:h text:style-name="Heading_20_2" text:outline-level="2">Addressed CAN MTIs</text:h>
      <text:p text:style-name="Standard">Common MTIs with the “destination ID present” bit set are mapped to and from type 6. </text:p>
      <text:p text:style-name="Standard">In this case, the 12-bit destination alias is placed in the header, <text:span text:style-name="T1">and</text:span> the Message <text:change-start text:change-id="ct449932432"/>Type <text:change-end text:change-id="ct449932432"/>Number byte from the full MTI is the first byte of the CAN frame.<text:change-start text:change-id="ct449932560"/></text:p>
      <text:p text:style-name="Standard"><text:change-end text:change-id="ct449932560"/></text:p>
      <table:table table:name="Table6" table:style-name="Table6">
        <table:table-column table:style-name="Table6.A" table:number-columns-repeated="3"/>
        <table:table-column table:style-name="Table6.D"/>
        <table:table-header-rows>
          <table:table-row>
            <table:table-cell table:style-name="Table6.A1" office:value-type="string">
              <text:p text:style-name="Table_20_Heading"><text:change-start text:change-id="ct471233632"/>Field<text:change-end text:change-id="ct471233632"/></text:p>
            </table:table-cell>
            <table:table-cell table:style-name="Table6.A1" office:value-type="string">
              <text:p text:style-name="Table_20_Heading"><text:change-start text:change-id="ct471040144"/>CAN prefix<text:change-end text:change-id="ct471040144"/></text:p>
            </table:table-cell>
            <table:table-cell table:style-name="Table6.A1" office:value-type="string">
              <text:p text:style-name="Table_20_Heading"><text:change-start text:change-id="ct313740240"/>Type<text:change-end text:change-id="ct313740240"/></text:p>
            </table:table-cell>
            <table:table-cell table:style-name="Table6.D1" office:value-type="string">
              <text:p text:style-name="Table_20_Heading"><text:change-start text:change-id="ct471241680"/>Destination ID<text:change-end text:change-id="ct471241680"/></text:p>
            </table:table-cell>
          </table:table-row>
        </table:table-header-rows>
        <table:table-row>
          <table:table-cell table:style-name="Table6.A2" office:value-type="string">
            <text:p text:style-name="Table_20_Heading"><text:change-start text:change-id="ct471444720"/>Size &amp; location (within 29-bit CAN Header)<text:change-end text:change-id="ct471444720"/></text:p>
          </table:table-cell>
          <table:table-cell table:style-name="Table6.A2" office:value-type="string">
            <text:p text:style-name="P13"><text:change-start text:change-id="ct471160592"/>2 bits</text:p>
            <text:p text:style-name="P13">0x1800,0000<text:change-end text:change-id="ct471160592"/></text:p>
          </table:table-cell>
          <table:table-cell table:style-name="Table6.A2" office:value-type="string">
            <text:p text:style-name="P13"><text:change-start text:change-id="ct471347712"/>3 bits</text:p>
            <text:p text:style-name="P13"><text:change-end text:change-id="ct471347712"/><text:change-start text:change-id="ct470918608"/>0x0700,0000<text:change-end text:change-id="ct470918608"/></text:p>
          </table:table-cell>
          <table:table-cell table:style-name="Table6.D2" office:value-type="string">
            <text:p text:style-name="P13"><text:change-start text:change-id="ct313592272"/>12 bits</text:p>
            <text:p text:style-name="P13">0x00FF,F<text:change-end text:change-id="ct313592272"/><text:change-start text:change-id="ct314423792"/>000<text:change-end text:change-id="ct314423792"/></text:p>
          </table:table-cell>
        </table:table-row>
        <table:table-row>
          <table:table-cell table:style-name="Table6.A2" office:value-type="string">
            <text:p text:style-name="Table_20_Heading"><text:change-start text:change-id="ct314319408"/>Value(s)<text:change-end text:change-id="ct314319408"/></text:p>
          </table:table-cell>
          <table:table-cell table:style-name="Table6.B3" office:value-type="float" office:value="3">
            <text:p text:style-name="P13"><text:change-start text:change-id="ct471264752"/>3<text:change-end text:change-id="ct471264752"/></text:p>
          </table:table-cell>
          <table:table-cell table:style-name="Table6.B3" office:value-type="float" office:value="6">
            <text:p text:style-name="P13"><text:change-start text:change-id="ct544812752"/>6<text:change-end text:change-id="ct544812752"/></text:p>
          </table:table-cell>
          <table:table-cell table:style-name="Table6.D2" office:value-type="string">
            <text:p text:style-name="P13"><text:change-start text:change-id="ct545157040"/>12-bit alias for destination node<text:change-end text:change-id="ct545157040"/></text:p>
          </table:table-cell>
        </table:table-row>
      </table:table>
      <text:p text:style-name="Standard"><text:change-start text:change-id="ct492927344"/></text:p>
      <text:p text:style-name="Standard"><text:change-end text:change-id="ct492927344"/><text:soft-page-break/></text:p>
      <text:h text:style-name="Heading_20_2" text:outline-level="2">Unaddressed CAN MTIs</text:h>
      <text:p text:style-name="Standard">Common MTIs with the “destination ID present” bit set are mapped to and from type 0 or 1, depending on whether the “simple node” bit is reset or set. <text:s/></text:p>
      <text:p text:style-name="Standard">In this case, the next twelve bits of the CAN header are available for MTI information. <text:s/>The first (most significant) eight bits are used for <text:span text:style-name="T1">the</text:span> Message Number byte. <text:s/>The last (least significant) four bits are used for the Event ID present, the Flag Byte present flag, and any flag bits themselves.</text:p>
      <text:p text:style-name="Standard"/>
      <table:table table:name="Table7" table:style-name="Table7">
        <table:table-column table:style-name="Table7.A" table:number-columns-repeated="6"/>
        <table:table-column table:style-name="Table7.G"/>
        <table:table-header-rows>
          <table:table-row>
            <table:table-cell table:style-name="Table7.A1" office:value-type="string">
              <text:p text:style-name="Table_20_Heading"><text:change-start text:change-id="ct504003296"/>Field<text:change-end text:change-id="ct504003296"/></text:p>
            </table:table-cell>
            <table:table-cell table:style-name="Table7.A1" office:value-type="string">
              <text:p text:style-name="Table_20_Heading"><text:change-start text:change-id="ct299494896"/>CAN prefix<text:change-end text:change-id="ct299494896"/></text:p>
            </table:table-cell>
            <table:table-cell table:style-name="Table7.A1" office:value-type="string">
              <text:p text:style-name="Table_20_Heading"><text:change-start text:change-id="ct504308848"/>Type<text:change-end text:change-id="ct504308848"/></text:p>
            </table:table-cell>
            <table:table-cell table:style-name="Table7.A1" office:value-type="string">
              <text:p text:style-name="Table_20_Heading"><text:change-start text:change-id="ct503450704"/>Number<text:change-end text:change-id="ct503450704"/></text:p>
            </table:table-cell>
            <table:table-cell table:style-name="Table7.A1" office:value-type="string">
              <text:p text:style-name="Table_20_Heading"><text:change-start text:change-id="ct299834816"/>EID Present<text:change-end text:change-id="ct299834816"/></text:p>
            </table:table-cell>
            <table:table-cell table:style-name="Table7.A1" office:value-type="string">
              <text:p text:style-name="Table_20_Heading"><text:change-start text:change-id="ct504191280"/>Flags Present<text:change-end text:change-id="ct504191280"/></text:p>
            </table:table-cell>
            <table:table-cell table:style-name="Table7.G1" office:value-type="string">
              <text:p text:style-name="Table_20_Heading"><text:change-start text:change-id="ct471389072"/>Flag Bits<text:change-end text:change-id="ct471389072"/></text:p>
            </table:table-cell>
          </table:table-row>
        </table:table-header-rows>
        <table:table-row>
          <table:table-cell table:style-name="Table7.A2" office:value-type="string">
            <text:p text:style-name="Table_20_Heading"><text:change-start text:change-id="ct314171040"/>Size &amp; location (within 29-bit CAN Header)<text:change-end text:change-id="ct314171040"/></text:p>
          </table:table-cell>
          <table:table-cell table:style-name="Table7.A2" office:value-type="string">
            <text:p text:style-name="P13"><text:change-start text:change-id="ct471393984"/>0x1800,0000<text:change-end text:change-id="ct471393984"/></text:p>
          </table:table-cell>
          <table:table-cell table:style-name="Table7.A2" office:value-type="string">
            <text:p text:style-name="P13"><text:change-start text:change-id="ct471071920"/>0x0700,0000<text:change-end text:change-id="ct471071920"/></text:p>
          </table:table-cell>
          <table:table-cell table:style-name="Table7.A2" office:value-type="string">
            <text:p text:style-name="P13"><text:change-start text:change-id="ct313597088"/>0x00FF,0000<text:change-end text:change-id="ct313597088"/></text:p>
          </table:table-cell>
          <table:table-cell table:style-name="Table7.A2" office:value-type="string">
            <text:p text:style-name="P13"><text:change-start text:change-id="ct313963792"/>0x0000,8000<text:change-end text:change-id="ct313963792"/></text:p>
          </table:table-cell>
          <table:table-cell table:style-name="Table7.A2" office:value-type="string">
            <text:p text:style-name="P13"><text:change-start text:change-id="ct290768320"/>0x0000,4000<text:change-end text:change-id="ct290768320"/></text:p>
          </table:table-cell>
          <table:table-cell table:style-name="Table7.G2" office:value-type="string">
            <text:p text:style-name="P13"><text:change-start text:change-id="ct268052160"/>0x0000,3000<text:change-end text:change-id="ct268052160"/></text:p>
          </table:table-cell>
        </table:table-row>
        <table:table-row>
          <table:table-cell table:style-name="Table7.A2" office:value-type="string">
            <text:p text:style-name="Table_20_Heading"><text:change-start text:change-id="ct450014400"/>Value(s)<text:change-end text:change-id="ct450014400"/></text:p>
          </table:table-cell>
          <table:table-cell table:style-name="Table7.B3" office:value-type="float" office:value="3">
            <text:p text:style-name="P13"><text:change-start text:change-id="ct450652736"/>3<text:change-end text:change-id="ct450652736"/></text:p>
          </table:table-cell>
          <table:table-cell table:style-name="Table7.A2" office:value-type="string">
            <text:p text:style-name="P13"><text:change-start text:change-id="ct450652896"/>0 or 1<text:change-end text:change-id="ct450652896"/></text:p>
          </table:table-cell>
          <table:table-cell table:style-name="Table7.A2" office:value-type="string">
            <text:p text:style-name="P13"><text:change-start text:change-id="ct450653056"/>8 bit MTI type number<text:change-end text:change-id="ct450653056"/></text:p>
          </table:table-cell>
          <table:table-cell table:style-name="Table7.A2" office:value-type="string">
            <text:p text:style-name="P13"><text:change-start text:change-id="ct450653216"/>1 if Event ID present in CAN data<text:change-end text:change-id="ct450653216"/></text:p>
          </table:table-cell>
          <table:table-cell table:style-name="Table7.A2" office:value-type="string">
            <text:p text:style-name="P13"><text:change-start text:change-id="ct450653376"/>1 if Flag byte<text:change-end text:change-id="ct450653376"/></text:p>
          </table:table-cell>
          <table:table-cell table:style-name="Table7.G2" office:value-type="string">
            <text:p text:style-name="P13"><text:change-start text:change-id="ct450653536"/>Flag bits, if present<text:change-end text:change-id="ct450653536"/></text:p>
          </table:table-cell>
        </table:table-row>
      </table:table>
      <text:p text:style-name="Standard"><text:change-start text:change-id="ct450654048"/></text:p>
      <text:p text:style-name="Standard"><text:change-end text:change-id="ct450654048"/><text:change-start text:change-id="ct450654144"/>Flag bit handling is used to get an extra 2 bits of data into the CAN frame, e.g. for certain messages that contain<text:change-end text:change-id="ct450654144"/><text:change-start text:change-id="ct450654480"/> an 8-byte Event ID plus some extra information. <text:s/>If a common MTI has the “Flag Byte” bit set, the low order two bits are moved from <text:span text:style-name="T1">the</text:span> data content into the two “flag bits” in the CAN header.<text:change-end text:change-id="ct450654480"/><text:change-start text:change-id="ct450653920"/></text:p>
      <text:p text:style-name="Standard"><text:change-end text:change-id="ct4506539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Common MTI Values<text:tab/>1</text:p>
          <text:p text:style-name="P15"><text:s/>3 CAN MTI Considerations<text:tab/>3</text:p>
          <text:p text:style-name="P14"><text:s/>3.1 Addressed CAN MTIs<text:tab/>4</text:p>
          <text:p text:style-name="P14"><text:s/>3.2 Unaddressed CAN MTIs<text:tab/>4</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thod for Allocating MTI Values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116" text:date-value="2011-09-11T00:32:50.99">9/11/2011</text:date></text:span></text:span></text:p>
      </style:footer>
    </style:master-page>
    <style:master-page style:name="First_20_Page" style:display-name="First Page" style:page-layout-name="Mpm2" style:next-style-name="Standard">
      <style:header>
        <text:tracked-changes>
          <text:changed-region xml:id="ct471663312" text:id="ct471663312">
            <text:deletion>
              <office:change-info>
                <dc:creator>Bob Jacobsen</dc:creator>
                <dc:date>2011-09-11T00:32:00</dc:date>
              </office:change-info>
              <text:p text:style-name="MP7">ed</text:p>
            </text:deletion>
          </text:changed-region>
          <text:changed-region xml:id="ct471655760" text:id="ct471655760">
            <text:insertion>
              <office:change-info>
                <dc:creator>Bob Jacobsen</dc:creator>
                <dc:date>2011-09-11T00:3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thod for Allocat<text:change text:change-id="ct471663312"/><text:change-start text:change-id="ct471655760"/>ing<text:change-end text:change-id="ct471655760"/> MTI Value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9-11T00:32:50.99">Sep 11, 2011</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5</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4"><text:date style:data-style-name="N116" text:date-value="2011-09-11T00:32:50.99">9/11/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98</meta:editing-cycles>
    <meta:editing-duration>PT15H41M35S</meta:editing-duration>
    <meta:generator>OpenOffice.org/3.3$Unix OpenOffice.org_project/330m20$Build-9567</meta:generator>
    <dc:date>2011-09-11T00:32:51</dc:date>
    <dc:creator>Bob Jacobsen</dc:creator>
    <meta:document-statistic meta:table-count="7" meta:image-count="1" meta:object-count="0" meta:page-count="5" meta:paragraph-count="219" meta:word-count="2262" meta:character-count="12597"/>
    <meta:user-defined meta:name="Info 1"/>
    <meta:user-defined meta:name="Info 2"/>
    <meta:user-defined meta:name="Info 3"/>
    <meta:user-defined meta:name="Info 4"/>
  </office:meta>
</office:document-meta>
</file>